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dash" draw:stroke-dash="stroke-dash28" svg:stroke-width="0.105cm" svg:stroke-color="#008000" draw:stroke-linejoin="round" svg:stroke-linecap="butt" draw:fill="none" fo:padding-top="0.052cm" fo:padding-bottom="0.052cm" fo:padding-left="0.052cm" fo:padding-right="0.052cm"/>
    </style:style>
    <style:style style:name="gr6" style:family="graphic" style:parent-style-name="standard">
      <style:graphic-properties draw:stroke="solid" svg:stroke-width="0.105cm" svg:stroke-color="#ff0000" draw:stroke-linejoin="round" svg:stroke-linecap="square" draw:fill="none" fo:padding-top="0.052cm" fo:padding-bottom="0.052cm" fo:padding-left="0.052cm" fo:padding-right="0.052cm"/>
    </style:style>
    <style:style style:name="gr7" style:family="graphic" style:parent-style-name="standard">
      <style:graphic-properties draw:stroke="solid" svg:stroke-width="0.105cm" svg:stroke-color="#0000ff" draw:stroke-linejoin="round" svg:stroke-linecap="square" draw:fill="none" fo:padding-top="0.052cm" fo:padding-bottom="0.052cm" fo:padding-left="0.052cm" fo:padding-right="0.052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DejaVuSans" fo:font-size="10pt" style:font-size-asian="10pt" style:font-name-complex="DejaVuSans" style:font-size-complex="10pt"/>
    </style:style>
    <style:style style:name="T2" style:family="text">
      <style:text-properties fo:color="#000000" style:font-name="DejaVuSans" fo:font-size="12pt" style:font-size-asian="12pt" style:font-name-complex="DejaVu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6.476cm" svg:height="19.343cm" svg:x="5.883cm" svg:y="3.014cm" svg:viewBox="0 0 36477 19344" draw:points="0,19344 36477,19344 36477,0 0,0">
          <text:p/>
        </draw:polygon>
        <draw:polygon draw:style-name="gr2" draw:text-style-name="P2" draw:layer="layout" svg:width="0cm" svg:height="0.122cm" svg:x="7.541cm" svg:y="22.357cm" svg:viewBox="0 0 0 123" draw:points="0,0 0,123">
          <text:p/>
        </draw:polygon>
        <draw:line draw:style-name="gr3" draw:text-style-name="P3" draw:layer="layout" svg:x1="7.541cm" svg:y1="22.357cm" svg:x2="7.541cm" svg:y2="22.48cm">
          <text:p/>
        </draw:line>
        <draw:polygon draw:style-name="gr2" draw:text-style-name="P2" draw:layer="layout" svg:width="0cm" svg:height="0.122cm" svg:x="14.447cm" svg:y="22.357cm" svg:viewBox="0 0 0 123" draw:points="0,0 0,123">
          <text:p/>
        </draw:polygon>
        <draw:line draw:style-name="gr3" draw:text-style-name="P3" draw:layer="layout" svg:x1="14.447cm" svg:y1="22.357cm" svg:x2="14.447cm" svg:y2="22.48cm">
          <text:p/>
        </draw:line>
        <draw:frame draw:style-name="gr4" draw:text-style-name="P5" draw:layer="layout" svg:width="0.352cm" svg:height="0.412cm" svg:x="7.429cm" svg:y="22.545cm">
          <draw:text-box>
            <text:p text:style-name="P4"><text:span text:style-name="T1">0</text:span></text:p>
          </draw:text-box>
        </draw:frame>
        <draw:polygon draw:style-name="gr2" draw:text-style-name="P2" draw:layer="layout" svg:width="0cm" svg:height="0.122cm" svg:x="21.354cm" svg:y="22.357cm" svg:viewBox="0 0 0 123" draw:points="0,0 0,123">
          <text:p/>
        </draw:polygon>
        <draw:line draw:style-name="gr3" draw:text-style-name="P3" draw:layer="layout" svg:x1="21.354cm" svg:y1="22.357cm" svg:x2="21.354cm" svg:y2="22.48cm">
          <text:p/>
        </draw:line>
        <draw:frame draw:style-name="gr4" draw:text-style-name="P5" draw:layer="layout" svg:width="0.352cm" svg:height="0.412cm" svg:x="14.336cm" svg:y="22.545cm">
          <draw:text-box>
            <text:p text:style-name="P4"><text:span text:style-name="T1">5</text:span></text:p>
          </draw:text-box>
        </draw:frame>
        <draw:polygon draw:style-name="gr2" draw:text-style-name="P2" draw:layer="layout" svg:width="0cm" svg:height="0.122cm" svg:x="28.261cm" svg:y="22.357cm" svg:viewBox="0 0 0 123" draw:points="0,0 0,123">
          <text:p/>
        </draw:polygon>
        <draw:line draw:style-name="gr3" draw:text-style-name="P3" draw:layer="layout" svg:x1="28.261cm" svg:y1="22.357cm" svg:x2="28.261cm" svg:y2="22.48cm">
          <text:p/>
        </draw:line>
        <draw:frame draw:style-name="gr4" draw:text-style-name="P5" draw:layer="layout" svg:width="0.451cm" svg:height="0.412cm" svg:x="21.13cm" svg:y="22.545cm">
          <draw:text-box>
            <text:p text:style-name="P4"><text:span text:style-name="T1">10</text:span></text:p>
          </draw:text-box>
        </draw:frame>
        <draw:polygon draw:style-name="gr2" draw:text-style-name="P2" draw:layer="layout" svg:width="0cm" svg:height="0.122cm" svg:x="35.168cm" svg:y="22.357cm" svg:viewBox="0 0 0 123" draw:points="0,0 0,123">
          <text:p/>
        </draw:polygon>
        <draw:line draw:style-name="gr3" draw:text-style-name="P3" draw:layer="layout" svg:x1="35.168cm" svg:y1="22.357cm" svg:x2="35.168cm" svg:y2="22.48cm">
          <text:p/>
        </draw:line>
        <draw:frame draw:style-name="gr4" draw:text-style-name="P5" draw:layer="layout" svg:width="0.451cm" svg:height="0.412cm" svg:x="28.037cm" svg:y="22.545cm">
          <draw:text-box>
            <text:p text:style-name="P4"><text:span text:style-name="T1">15</text:span></text:p>
          </draw:text-box>
        </draw:frame>
        <draw:polygon draw:style-name="gr2" draw:text-style-name="P2" draw:layer="layout" svg:width="0cm" svg:height="0.122cm" svg:x="42.074cm" svg:y="22.357cm" svg:viewBox="0 0 0 123" draw:points="0,0 0,123">
          <text:p/>
        </draw:polygon>
        <draw:line draw:style-name="gr3" draw:text-style-name="P3" draw:layer="layout" svg:x1="42.074cm" svg:y1="22.357cm" svg:x2="42.074cm" svg:y2="22.48cm">
          <text:p/>
        </draw:line>
        <draw:frame draw:style-name="gr4" draw:text-style-name="P5" draw:layer="layout" svg:width="0.451cm" svg:height="0.412cm" svg:x="34.944cm" svg:y="22.545cm">
          <draw:text-box>
            <text:p text:style-name="P4"><text:span text:style-name="T1">20</text:span></text:p>
          </draw:text-box>
        </draw:frame>
        <draw:frame draw:style-name="gr4" draw:text-style-name="P5" draw:layer="layout" svg:width="0.451cm" svg:height="0.412cm" svg:x="41.85cm" svg:y="22.545cm">
          <draw:text-box>
            <text:p text:style-name="P4"><text:span text:style-name="T1">25</text:span></text:p>
          </draw:text-box>
        </draw:frame>
        <draw:polygon draw:style-name="gr2" draw:text-style-name="P2" draw:layer="layout" svg:width="0.123cm" svg:height="0cm" svg:x="5.759cm" svg:y="21.478cm" svg:viewBox="0 0 124 0" draw:points="124,0 0,0">
          <text:p/>
        </draw:polygon>
        <draw:line draw:style-name="gr3" draw:text-style-name="P3" draw:layer="layout" svg:x1="5.883cm" svg:y1="21.478cm" svg:x2="5.759cm" svg:y2="21.478cm">
          <text:p/>
        </draw:line>
        <draw:frame draw:style-name="gr4" draw:text-style-name="P5" draw:layer="layout" svg:width="1.327cm" svg:height="0.412cm" svg:x="23.459cm" svg:y="23.027cm">
          <draw:text-box>
            <text:p text:style-name="P4"><text:span text:style-name="T1">Time(s)</text:span></text:p>
          </draw:text-box>
        </draw:frame>
        <draw:polygon draw:style-name="gr2" draw:text-style-name="P2" draw:layer="layout" svg:width="0.123cm" svg:height="0cm" svg:x="5.759cm" svg:y="17.334cm" svg:viewBox="0 0 124 0" draw:points="124,0 0,0">
          <text:p/>
        </draw:polygon>
        <draw:line draw:style-name="gr3" draw:text-style-name="P3" draw:layer="layout" svg:x1="5.883cm" svg:y1="17.334cm" svg:x2="5.759cm" svg:y2="17.334cm">
          <text:p/>
        </draw:line>
        <draw:frame draw:style-name="gr4" draw:text-style-name="P5" draw:layer="layout" svg:width="0.352cm" svg:height="0.412cm" svg:x="5.412cm" svg:y="21.285cm">
          <draw:text-box>
            <text:p text:style-name="P4"><text:span text:style-name="T1">0</text:span></text:p>
          </draw:text-box>
        </draw:frame>
        <draw:polygon draw:style-name="gr2" draw:text-style-name="P2" draw:layer="layout" svg:width="0.123cm" svg:height="0cm" svg:x="5.759cm" svg:y="13.191cm" svg:viewBox="0 0 124 0" draw:points="124,0 0,0">
          <text:p/>
        </draw:polygon>
        <draw:line draw:style-name="gr3" draw:text-style-name="P3" draw:layer="layout" svg:x1="5.883cm" svg:y1="13.191cm" svg:x2="5.759cm" svg:y2="13.191cm">
          <text:p/>
        </draw:line>
        <draw:frame draw:style-name="gr4" draw:text-style-name="P5" draw:layer="layout" svg:width="0.352cm" svg:height="0.412cm" svg:x="5.412cm" svg:y="17.141cm">
          <draw:text-box>
            <text:p text:style-name="P4"><text:span text:style-name="T1">2</text:span></text:p>
          </draw:text-box>
        </draw:frame>
        <draw:polygon draw:style-name="gr2" draw:text-style-name="P2" draw:layer="layout" svg:width="0.123cm" svg:height="0cm" svg:x="5.759cm" svg:y="9.048cm" svg:viewBox="0 0 124 0" draw:points="124,0 0,0">
          <text:p/>
        </draw:polygon>
        <draw:line draw:style-name="gr3" draw:text-style-name="P3" draw:layer="layout" svg:x1="5.883cm" svg:y1="9.048cm" svg:x2="5.759cm" svg:y2="9.048cm">
          <text:p/>
        </draw:line>
        <draw:frame draw:style-name="gr4" draw:text-style-name="P5" draw:layer="layout" svg:width="0.352cm" svg:height="0.412cm" svg:x="5.412cm" svg:y="12.998cm">
          <draw:text-box>
            <text:p text:style-name="P4"><text:span text:style-name="T1">4</text:span></text:p>
          </draw:text-box>
        </draw:frame>
        <draw:polygon draw:style-name="gr2" draw:text-style-name="P2" draw:layer="layout" svg:width="0.123cm" svg:height="0cm" svg:x="5.759cm" svg:y="4.904cm" svg:viewBox="0 0 124 0" draw:points="124,0 0,0">
          <text:p/>
        </draw:polygon>
        <draw:line draw:style-name="gr3" draw:text-style-name="P3" draw:layer="layout" svg:x1="5.883cm" svg:y1="4.904cm" svg:x2="5.759cm" svg:y2="4.904cm">
          <text:p/>
        </draw:line>
        <draw:frame draw:style-name="gr4" draw:text-style-name="P5" draw:layer="layout" svg:width="0.352cm" svg:height="0.412cm" svg:x="5.412cm" svg:y="8.855cm">
          <draw:text-box>
            <text:p text:style-name="P4"><text:span text:style-name="T1">6</text:span></text:p>
          </draw:text-box>
        </draw:frame>
        <draw:frame draw:style-name="gr4" draw:text-style-name="P5" draw:layer="layout" svg:width="0.352cm" svg:height="0.412cm" svg:x="5.412cm" svg:y="4.711cm">
          <draw:text-box>
            <text:p text:style-name="P4"><text:span text:style-name="T1">8</text:span></text:p>
          </draw:text-box>
        </draw:frame>
        <draw:polyline draw:style-name="gr5" draw:text-style-name="P3" draw:layer="layout" svg:width="33.16cm" svg:height="14.486cm" svg:x="7.541cm" svg:y="6.992cm" svg:viewBox="0 0 33161 14487" draw:points="0,14487 21,14487 109,12697 219,10443 240,9581 261,9581 283,8752 326,7924 347,7924 411,6730 432,5968 454,5603 474,5603 497,4907 517,4907 539,4244 560,4244 602,3614 623,3316 643,2786 665,2786 687,2521 708,2023 728,2023 771,1592 792,1394 813,1029 835,1029 856,698 877,698 899,565 920,366 942,366 964,267 986,100 1008,100 1029,34 1052,34 1073,0 1117,0 1138,67 1159,67 1180,166 1201,166 1288,565 1309,863 1331,863 1374,1195 1438,1791 1459,2255 1480,2255 1500,2786 1522,2786 1542,3316 1564,3614 1586,3614 1606,4244 1627,4244 1671,4907 1692,5603 1714,5603 1735,5968 1755,6730 1777,6730 1798,7526 1820,7526 1841,8321 1862,8752 1883,8752 1927,9581 1949,10012 1971,10907 1993,10907 2014,11338 2035,12233 2057,12233 2079,13128 2100,13128 2143,14056 2166,14056 2188,14487 4318,14487 4362,13592 4383,13592 4406,13128 4428,12233 4451,12233 4473,11338 4496,11338 4517,10443 4539,10443 4560,10012 4583,9150 4604,9150 4627,8321 4649,8321 4671,7924 4692,7128 4715,7128 4760,6366 4781,5603 4846,4576 4867,4576 4889,4244 4910,3614 4931,3614 4953,3051 4975,3051 4998,2521 5019,2255 5041,2255 5063,2023 5084,1592 5107,1592 5130,1195 5151,1195 5173,863 5196,698 5218,565 5240,465 5262,465 5284,366 5307,166 5329,166 5352,67 5373,34 5396,34 5417,0 5441,0 5463,34 5486,34 5530,100 5551,267 5574,267 5596,465 5617,465 5639,565 5660,863 5681,863 5745,1394 5767,1592 5788,2023 5809,2023 5831,2521 5852,2521 5873,2786 5895,3316 5917,3316 5939,3946 5960,3946 6023,4907 6108,6366 6130,7128 6151,7128 6173,7924 6194,8321 6215,8321 6236,9150 6258,9150 6301,10012 6322,10907 6347,10907 6389,11802 6412,12233 6434,13128 6456,13128 6477,14056 6499,14056 6521,14487 8693,14487 8824,11802 8846,10907 8867,10907 8910,10012 8932,9150 8953,9150 8975,8321 8996,8321 9017,7526 9038,7526 9062,7128 9082,6366 9104,6366 9125,5603 9190,4576 9211,4576 9297,3316 9341,2786 9363,2255 9384,2255 9406,1791 9427,1791 9449,1592 9471,1195 9539,698 9562,565 9587,465 9629,267 9652,166 9674,100 9697,67 9718,67 9762,0 9805,0 9827,34 9848,100 9870,100 9892,267 9914,366 9936,366 9958,565 9980,565 10001,863 10022,863 10044,1195 10065,1195 10090,1394 10108,1791 10129,1791 10150,2255 10171,2255 10192,2786 10214,2786 10235,3316 10256,3614 10277,3614 10299,4244 10320,4244 10363,4907 10385,5603 10406,5603 10428,6366 10449,6366 10470,6730 10491,6730 10533,8321 10555,8321 10576,9150 10599,9150 10621,10012 10643,10012 10666,10443 10689,11338 10710,11338 10839,14056 10861,14056 10882,14487 13047,14487 13069,13592 13091,13592 13113,12697 13135,12697 13156,11802 13221,10443 13308,8752 13330,8752 13393,7526 13415,7128 13435,6366 13458,6366 13501,5603 13523,5272 13544,4576 13565,4576 13586,4244 13607,3614 13650,3051 13672,3051 13757,2023 13778,1791 13800,1394 13821,1394 13843,1029 13864,1029 13886,698 13907,698 13929,465 13950,465 13973,267 13994,267 14039,67 14061,67 14082,0 14127,0 14148,34 14170,34 14192,67 14213,166 14235,166 14257,366 14279,366 14301,465 14323,698 14344,698 14365,863 14387,1195 14408,1195 14429,1592 14450,1592 14471,1791 14492,2255 14513,2255 14535,2786 14556,2786 14578,3051 14600,3614 14622,3614 14644,4244 14666,4244 14687,4576 14708,4576 14730,5603 14772,6366 14794,6366 14816,7128 14837,7526 14859,7526 14881,8321 14904,8321 14926,8752 14949,9581 14971,9581 14995,10443 15017,10907 15040,10907 15062,11802 15086,11802 15141,12697 15165,13592 15186,13592 15209,14056 15231,14056 15254,14487 17526,14487 17547,14056 17572,14056 17593,13128 17616,13128 17639,12233 17661,12233 17685,11338 17707,10907 17730,10907 17751,10012 17776,10012 17800,9150 17827,8752 17914,7128 17938,6730 17960,6730 17982,5968 18004,5968 18027,5272 18055,5272 18078,4907 18099,4244 18166,3316 18190,3316 18214,3051 18237,2521 18260,2521 18307,2023 18354,1592 18402,1195 18426,863 18449,863 18474,565 18498,565 18522,465 18545,267 18569,267 18593,100 18617,100 18640,34 18664,34 18687,0 18732,0 18755,67 18776,100 18798,100 18820,267 18842,267 18865,366 18887,565 18909,565 18930,698 18951,1029 18973,1029 18995,1394 19023,1394 19050,1592 19096,2023 19118,2521 19141,2521 19208,3316 19230,3946 19252,3946 19273,4576 19294,4907 19316,4907 19338,5603 19360,5603 19424,6730 19447,7526 19469,7526 19491,8321 19512,8321 19535,8752 19557,9581 19579,10012 19601,10012 19668,11338 19691,12233 19716,12697 19738,12697 19805,14056 19827,14487 22009,14487 22032,14056 22054,13128 22077,13128 22099,12233 22123,11802 22145,11802 22168,10907 22191,10907 22214,10012 22238,9581 22259,9581 22306,8752 22329,7924 22351,7924 22419,6730 22441,5968 22463,5968 22526,4907 22531,4576 22553,4576 22575,4244 22595,3614 22616,3614 22637,3051 22658,3051 22723,2255 22745,1791 22766,1791 22788,1394 22809,1195 22829,1195 22851,863 22872,698 22894,698 22917,465 22940,465 22962,267 22985,267 23029,67 23053,67 23097,0 23119,0 23141,34 23165,34 23188,67 23210,166 23234,166 23257,366 23279,465 23301,465 23324,698 23346,698 23368,1029 23391,1029 23438,1394 23460,1791 23481,2023 23504,2023 23527,2255 23549,2786 23570,2786 23594,3316 23617,3316 23641,3614 23663,4244 23686,4244 23731,4907 23753,5603 23777,5603 23800,6366 23822,6366 23890,7526 23912,7924 23934,8752 24002,8752 24023,9150 24068,9150 24090,9581 24112,9581 24133,12697 24206,14056 24233,14056 24256,14487 26490,14487 26512,14056 26535,14056 26558,13128 26580,13128 26647,11802 26670,10907 26691,10907 26714,10443 26735,9581 26757,9581 26778,8752 26801,8752 26823,7924 26846,7924 26890,7128 26911,6366 27029,5968 27030,5272 27038,4907 27080,4244 27103,3614 27124,3614 27146,3051 27167,3051 27190,2521 27234,2023 27256,2023 27278,1592 27300,1592 27322,1394 27345,1029 27367,1029 27458,366 27503,166 27526,100 27549,100 27572,34 27595,0 27663,0 27685,34 27730,166 27752,166 27774,366 27796,465 27818,465 27839,698 27860,698 27882,863 27905,1195 27949,1592 27970,1592 27993,1791 28014,2255 28039,2255 28058,2786 28080,2786 28102,3051 28124,3614 28145,3614 28168,4244 28189,4244 28211,4907 28233,4907 28255,5272 28276,5968 28298,5968 28319,6366 28341,7128 28363,7128 28385,7526 28407,8321 28429,8321 28452,8752 28474,9581 28497,9581 28519,10443 28609,12233 28631,12233 28699,13592 28722,14487 30985,14487 31008,14056 31030,13128 31053,13128 31074,12697 31097,11802 31120,11338 31143,11338 31187,10443 31209,9581 31232,9150 31254,9150 31276,8321 31298,7924 31320,7924 31342,7128 31364,7128 31430,5968 31451,5272 31472,5272 31494,4907 31516,4244 31581,3316 31603,3316 31626,2786 31648,2786 31669,2255 31692,2255 31714,1791 31737,1592 31758,1592 31780,1195 31801,1195 31824,1029 31845,698 31868,698 31889,465 31912,465 31934,267 31957,267 31991,166 32002,67 32024,34 32047,34 32068,0 32091,0 32137,67 32160,67 32182,100 32205,267 32228,267 32251,366 32273,565 32295,565 32317,698 32339,1029 32361,1029 32384,1394 32407,1394 32430,1791 32451,1791 32474,2023 32495,2521 32517,2521 32539,3051 32562,3316 32583,3316 32649,4244 32670,4907 32692,4907 32737,5603 32759,6366 32781,6366 32803,6730 32825,7526 32848,7526 32870,8321 32893,8752 32915,8752 32938,9581 33073,12233 33138,13592 33161,13592">
          <text:p/>
        </draw:polyline>
        <draw:polyline draw:style-name="gr6" draw:text-style-name="P3" draw:layer="layout" svg:width="33.16cm" svg:height="14.879cm" svg:x="7.541cm" svg:y="6.599cm" svg:viewBox="0 0 33161 14880" draw:points="0,14880 347,14880 368,14604 389,14408 411,13568 432,13267 454,13267 474,12880 497,12673 560,12285 582,12005 602,11957 623,11502 643,8680 665,8680 687,6984 708,4211 728,4211 749,2012 771,2012 792,1169 813,2500 835,2874 856,4242 877,4340 899,5201 920,4194 942,3973 964,4012 986,3667 1008,3531 1029,4175 1052,4312 1073,4689 1096,4567 1117,4594 1138,5605 1159,5571 1180,4765 1201,4561 1222,4527 1244,4508 1266,4495 1331,4494 1353,4567 1374,4606 1395,5470 1416,5470 1438,5261 1459,4403 1480,4008 1500,3883 1522,3971 1542,3311 1564,3780 1586,3838 1606,3845 1627,4097 1649,4097 1671,4447 1692,4474 1735,4492 1798,4494 1820,5015 1841,5138 1862,5223 1883,5088 1906,5211 1927,3897 1949,7223 1971,7578 1993,8744 2014,10445 2035,11700 2079,12648 2100,12648 2122,13606 2143,13886 2166,13886 2188,14880 2632,14880 2653,14528 2674,14475 2695,14498 2717,14404 2738,14349 2760,14354 2781,14313 2802,14319 2823,14628 2845,14880 4671,14880 4692,14398 4715,14046 4781,12705 4803,12443 4823,12272 4846,11904 4867,11904 4910,5548 4931,5548 4953,1365 4975,1365 4998,2411 5019,3081 5041,3195 5063,3825 5084,4127 5107,4820 5130,4780 5151,5372 5173,6321 5218,6861 5240,6521 5284,6333 5307,5314 5329,4912 5352,4584 5373,4539 5396,4504 5417,4499 5441,4345 5463,3601 5486,3347 5507,3067 5530,3010 5551,3253 5574,3863 5596,4350 5617,4432 5660,4491 5681,4404 5702,4457 5723,4476 5767,4492 5852,4494 6045,4494 6065,4855 6087,4999 6108,4781 6130,5356 6151,5356 6173,4407 6194,4556 6215,6560 6236,7602 6258,8216 6279,9379 6301,11408 6322,11983 6347,12416 6367,12416 6389,13223 6412,13664 6434,14880 6915,14880 6937,14577 6958,14499 6981,14505 7024,14336 7045,14303 7068,14309 7089,14350 7133,14275 7155,14298 7175,14555 7197,14880 8802,14880 8824,14465 8846,14465 8890,13880 8932,12762 8953,12762 8975,12619 8996,12416 9017,12045 9038,12045 9062,11990 9082,8522 9104,8522 9125,6156 9147,4928 9168,1292 9190,1341 9211,771 9233,771 9254,1295 9277,1308 9297,2338 9319,3137 9341,3378 9363,3978 9384,4882 9406,5433 9427,5219 9449,5457 9471,5978 9493,4708 9517,3980 9539,4419 9562,4486 9607,4494 9652,4494 9674,3343 9697,3199 9740,3103 9762,3093 9805,3091 9958,3090 10022,3090 10044,3546 10090,4289 10108,4451 10129,4451 10150,4489 10171,4489 10192,4790 10214,4609 10235,4877 10256,4661 10277,4375 10299,5223 10320,7134 10342,7600 10363,8940 10385,11399 10406,11399 10428,11900 10449,12104 10470,12212 10491,12438 10512,12777 10533,13400 10555,13726 10576,14633 10599,14880 11165,14880 11187,14630 11209,14880 11232,14653 11254,14653 11277,14583 11299,14880 11321,14568 11342,14634 11365,14634 11386,14486 11410,14880 13177,14880 13199,14431 13221,14073 13243,13843 13264,13308 13286,13156 13308,12795 13330,12659 13351,12472 13373,12334 13393,12036 13415,11918 13435,11704 13458,10721 13479,8800 13544,5166 13565,4516 13586,3635 13607,3426 13629,3891 13650,4501 13672,4527 13693,4114 13715,3911 13736,4464 13757,4410 13778,4244 13821,3512 13843,2270 13864,2270 13886,3394 13929,4436 13950,4436 13973,4445 13994,4446 14017,4890 14039,4798 14061,4798 14082,5347 14108,4921 14127,5288 14148,4808 14170,4710 14192,4516 14213,4455 14257,4449 14301,4448 14323,4297 14344,3340 14365,3142 14387,3028 14408,3007 14429,2995 14450,2993 14471,3333 14492,3110 14513,3110 14535,3342 14556,3383 14578,4182 14600,4290 14644,4428 14666,4522 14687,4466 14708,4466 14730,4448 14751,4448 14772,4536 14794,4308 14816,3410 14837,2739 14859,4396 14881,7081 14904,7081 14926,8205 14949,9813 14971,10918 15017,12153 15040,12153 15062,12286 15086,12947 15112,13405 15141,13405 15165,14880 17616,14880 17639,14637 17661,14077 17685,13882 17707,13744 17730,13628 17751,13222 17776,13038 17800,12607 17827,12357 17849,12260 17870,11902 17893,11661 17914,10962 17938,7384 17960,7384 17982,5658 18004,5005 18027,3189 18055,2286 18078,2010 18099,2862 18121,3004 18143,3102 18166,3484 18190,3936 18214,3750 18237,3959 18260,4210 18284,4331 18307,4386 18331,2194 18354,2194 18402,3604 18426,4352 18449,4352 18474,4427 18498,4528 18522,4494 18545,4467 18569,3838 18593,4019 18617,4156 18640,4265 18687,4267 18710,4245 18732,3718 18755,4134 18776,4193 18820,4415 18842,4317 18865,2961 18887,2961 18909,2952 18930,2980 18973,2989 18995,2990 19023,3451 19050,3819 19073,3701 19096,3974 19118,3988 19164,4334 19186,4334 19208,4420 19230,4441 19252,4441 19273,4398 19294,4573 19316,4573 19338,3662 19360,3662 19380,2330 19402,2330 19424,6016 19447,7298 19469,7298 19491,8221 19512,9382 19535,11286 19557,11535 19579,11966 19601,12278 19623,12278 19646,12907 19668,13715 19691,14335 19716,14880 20215,14880 20237,14536 20258,14477 20280,14354 20322,14527 20343,14533 20365,14555 20386,14488 20409,14880 22214,14880 22238,14618 22282,13869 22306,13222 22329,12769 22351,12586 22374,12457 22396,11947 22419,11862 22441,9630 22463,9630 22486,8701 22526,6390 22531,4342 22575,532 22595,0 22616,0 22637,95 22658,561 22679,1542 22701,1542 22723,1604 22745,2097 22766,2814 22788,3057 22809,3883 22829,3883 22872,5298 22894,5289 22917,5399 22940,5399 22962,4940 22985,4785 23007,4781 23029,4672 23053,4520 23075,5137 23097,4948 23119,4948 23141,5233 23165,5233 23188,5358 23210,4971 23234,4971 23257,4540 23279,4500 23301,4478 23324,4513 23346,4464 23368,4455 23391,4414 23414,4066 23438,3489 23460,3156 23481,3038 23504,3103 23527,3189 23549,4335 23570,4335 23594,4415 23617,4475 23641,4492 23708,4494 23731,5365 23753,4961 23777,5478 23800,4766 23822,4766 23844,4620 23868,4620 23890,4375 23912,5935 23934,7191 24002,7191 24023,7664 24068,7664 24090,9641 24112,9641 24133,13795 24155,14880 24705,14880 24729,14511 24753,14511 24775,14369 24797,14447 24818,14317 24841,14324 24863,14346 24886,14543 24908,14526 24931,14880 26290,14880 26311,14397 26334,14397 26356,14311 26378,14264 26400,14366 26422,14305 26445,14289 26467,14385 26490,14880 26757,14880 26778,14374 26801,14354 26823,14133 26846,13985 26868,13263 26890,13263 26911,12694 27029,12437 27030,11952 27038,10107 27060,9099 27103,2422 27124,1915 27146,2590 27190,3462 27213,4085 27256,4527 27278,4834 27300,5688 27322,6314 27345,6647 27367,6782 27390,6859 27412,6690 27435,6272 27458,5111 27481,4724 27526,4520 27549,4507 27572,4138 27595,3417 27618,3357 27641,3173 27663,3173 27685,3034 27707,3000 27730,3389 27752,3033 27774,3399 27796,3658 27818,3823 27839,4358 27860,4427 27882,4478 27905,4486 27927,4362 27949,3987 27970,4031 27993,3930 28014,4062 28039,4064 28058,3446 28080,3618 28102,3152 28124,3105 28145,3240 28168,3194 28189,3429 28211,4257 28233,4378 28255,4466 28276,4487 28298,4491 28319,4424 28341,4281 28363,4281 28385,6549 28407,7274 28429,7649 28452,10405 28474,11651 28497,11974 28542,12869 28564,13670 28609,14880 29072,14880 29094,14595 29116,14586 29138,14402 29160,14429 29181,14429 29202,14462 29223,14319 29244,14460 29266,14546 29286,14880 31165,14880 31187,14379 31209,14074 31232,13321 31254,13153 31276,12765 31298,12487 31320,12410 31342,12204 31364,12098 31409,11612 31430,8495 31451,7243 31472,7243 31494,4525 31516,3389 31538,3389 31559,3372 31581,3741 31603,4294 31626,4684 31648,4915 31669,5936 31692,6135 31714,6659 31737,6802 31758,5455 31780,5389 31801,5002 31824,5069 31845,4728 31868,4679 31889,4509 31912,4516 31934,4481 31957,4619 31991,4954 32002,4858 32024,4569 32047,4177 32068,4220 32091,4220 32114,4109 32137,4410 32160,4452 32182,4432 32205,4479 32251,4493 32317,4494 32339,3417 32361,3160 32384,3107 32407,3094 32474,3090 32495,3541 32517,3314 32539,4366 32562,4439 32583,4481 32605,4481 32627,4493 32737,4494 32759,4355 32781,4634 32803,5008 32825,4833 32848,4262 32870,3968 32893,5774 32915,7043 32938,7713 32961,10282 32984,11250 33007,11842 33029,12210 33052,12420 33073,12835 33095,13858 33117,13858 33138,14622 33161,14880">
          <text:p/>
        </draw:polyline>
        <draw:polyline draw:style-name="gr7" draw:text-style-name="P3" draw:layer="layout" svg:width="33.16cm" svg:height="17.585cm" svg:x="7.541cm" svg:y="3.893cm" svg:viewBox="0 0 33161 17586" draw:points="0,17586 21,17586 43,17445 65,16616 109,12837 131,13239 153,14225 175,14416 197,14227 219,13709 240,13100 261,12767 326,11451 347,11124 368,10384 389,9489 474,7223 539,6326 560,6146 582,6071 602,5620 623,5435 643,5568 665,5765 687,5767 708,5518 728,5524 749,5671 771,5537 792,5323 813,5321 835,5446 899,4858 942,4177 964,3988 986,3744 1008,3597 1029,3566 1052,3481 1073,3578 1096,3512 1117,3369 1138,3331 1159,3261 1180,3278 1201,3392 1222,3300 1244,3056 1266,2990 1288,2907 1309,2718 1331,2611 1353,2644 1374,2644 1395,2439 1416,1546 1438,48 1459,640 1480,2072 1500,2756 1522,3247 1564,3740 1586,5224 1627,10355 1692,17586 4362,17586 4406,16059 4428,15624 4451,14770 4517,11294 4604,8070 4649,6838 4692,5961 4715,5837 4737,5203 4760,4755 4781,4655 4803,4334 4823,3936 4846,3744 4867,3613 4889,3684 4931,3963 4953,3876 4975,3868 4998,3883 5019,3841 5041,3738 5063,3679 5107,4088 5130,4083 5151,4007 5173,4009 5218,3505 5240,3559 5262,3595 5284,3418 5307,3358 5329,3721 5352,3856 5373,3744 5396,3856 5417,3868 5441,3912 5463,3982 5486,3831 5530,1517 5551,2219 5574,3644 5596,4123 5617,3967 5639,3669 5660,3170 5681,3164 5702,3114 5745,2426 5767,2215 5788,2575 5809,3706 5831,5649 5852,8232 5917,13641 5960,16798 5981,17586 8476,17586 8498,17505 8521,17312 8542,16722 8586,14578 8607,13755 8628,13059 8649,12566 8671,11913 8715,11369 8736,10561 8758,9896 8780,9643 8824,8244 8867,7644 8910,6618 8932,6258 8953,6084 8975,6090 8996,6057 9017,5891 9038,5259 9062,5052 9082,5327 9104,5187 9125,4942 9147,4913 9190,4384 9211,4357 9233,4299 9254,4255 9277,4293 9297,4407 9341,3870 9363,3727 9384,3748 9406,3711 9427,3230 9449,2627 9471,3218 9493,3267 9517,3543 9539,1036 9562,2240 9587,2691 9607,2252 9629,1970 9674,1162 9697,1202 9718,1229 9740,945 9762,618 9783,589 9805,993 9827,1720 9848,2553 9870,4009 9914,7965 9936,10144 9958,11756 10001,14314 10022,15972 10044,17171 10065,17586 12851,17586 12894,17093 12916,16666 12960,15000 12982,14571 13003,13925 13047,13020 13069,12522 13091,12257 13113,11704 13135,10677 13156,10130 13177,9833 13199,9009 13221,8375 13243,8537 13264,8423 13286,7776 13308,7366 13330,7329 13373,6687 13393,6593 13415,6674 13435,6448 13458,6328 13479,6299 13501,6301 13523,6307 13544,5800 13586,3184 13607,4212 13629,5669 13650,5912 13672,5431 13693,5102 13715,5071 13736,4867 13757,4713 13778,4682 13800,4378 13821,3988 13843,4025 13864,4274 13886,4282 13907,4023 13929,3872 13950,3918 13973,3711 13994,3474 14017,3570 14039,3435 14061,3232 14082,3263 14108,3371 14127,3220 14148,2936 14170,2956 14192,2787 14213,2731 14235,3168 14257,2861 14279,2478 14301,2619 14323,2553 14344,2704 14408,3628 14429,4316 14450,5311 14492,8530 14535,11586 14600,16374 14622,17285 14644,17586 17391,17586 17413,16496 17593,10163 17616,9601 17639,9233 17707,7505 17730,7401 17751,7499 17776,6309 17800,5004 17827,5162 17849,6479 17870,7331 17893,7536 17914,7523 17938,7171 17960,6560 17982,6316 18004,6413 18027,6106 18055,5589 18078,5435 18099,5495 18121,5296 18143,5151 18166,5031 18190,5037 18214,5110 18237,4992 18260,4635 18307,4361 18331,3947 18354,3711 18378,3806 18402,4023 18426,3735 18449,3400 18474,3518 18498,3365 18522,3284 18545,3230 18569,3023 18593,2577 18617,2318 18640,2335 18664,2254 18732,1204 18755,1320 18776,1542 18798,1593 18842,2047 18865,2151 18909,3365 18930,3744 18951,4396 19023,8630 19050,9775 19096,12665 19118,14393 19141,14752 19164,16738 19186,16782 19208,16109 19252,17586 21848,17586 21871,17294 21894,15535 21916,15591 21940,16092 21966,15847 21987,14642 22009,14000 22077,11190 22099,10192 22168,8628 22214,7915 22238,7430 22259,7294 22282,7385 22329,6486 22351,6550 22374,6639 22396,6423 22419,6231 22441,5984 22463,6038 22486,6751 22526,7074 22531,6780 22553,6473 22616,6048 22637,6119 22679,6365 22723,6428 22745,6370 22766,6268 22809,5595 22829,5356 22851,4986 22872,4926 22894,5004 22917,4965 22940,4894 22962,4396 22985,4264 23007,4355 23029,4199 23053,4243 23097,3866 23119,3626 23141,3458 23165,3377 23188,3226 23210,3050 23234,2509 23257,1088 23279,808 23324,2814 23346,3014 23368,3309 23391,3742 23414,3986 23438,4336 23460,5528 23481,7134 23504,7905 23527,8814 23549,10596 23570,11806 23594,12390 23686,17482 23708,17586 26490,17586 26512,16881 26558,14122 26603,11157 26647,8963 26670,8104 26691,7654 26714,7283 26735,6716 26757,6237 26801,5539 26823,5288 26846,5193 26868,5071 26890,4823 26911,4521 27029,4510 27029,4202 27030,4253 27038,4342 27060,3990 27080,3806 27103,3903 27124,3976 27146,3860 27167,3837 27190,4073 27213,4131 27234,3876 27256,3725 27278,3791 27300,4092 27322,4129 27345,3740 27367,3601 27390,3300 27412,3300 27435,3539 27458,2393 27481,802 27503,1504 27526,3023 27549,3166 27572,3186 27595,3352 27618,3313 27641,3101 27663,2785 27685,2530 27730,1836 27752,1786 27774,1707 27796,1316 27818,785 27839,510 27860,551 27882,444 27905,145 27927,4 27949,0 27970,375 27993,1222 28058,6328 28102,11601 28145,15721 28168,17586 30897,17586 30964,13730 31008,11920 31053,11014 31074,10343 31097,9920 31143,8636 31165,8737 31187,8798 31209,8474 31232,8031 31254,7729 31276,7795 31298,7778 31320,7523 31364,7586 31386,7159 31409,6945 31430,7093 31472,6941 31494,6929 31538,5470 31559,4025 31581,4009 31603,5344 31626,5547 31648,4973 31692,4560 31714,4446 31737,4496 31758,4282 31780,3771 31801,3735 31824,3870 31845,3791 31868,3545 31889,3149 31912,3122 31934,3400 31991,2932 32002,3041 32024,2967 32047,2729 32068,2940 32091,2876 32114,2445 32137,2364 32160,2383 32182,2296 32205,1923 32228,1850 32251,1993 32273,1958 32295,2095 32361,2706 32384,2843 32407,3046 32474,5021 32495,5885 32517,7177 32539,8686 32605,14269 32649,17509 32670,17586 33161,17586">
          <text:p/>
        </draw:polyline>
        <draw:line draw:style-name="gr8" draw:text-style-name="P3" draw:layer="layout" svg:x1="5.883cm" svg:y1="22.357cm" svg:x2="42.359cm" svg:y2="22.357cm">
          <text:p/>
        </draw:line>
        <draw:frame draw:style-name="gr4" draw:text-style-name="P5" draw:layer="layout" svg:width="1.509cm" svg:height="0.412cm" draw:transform="rotate (1.5707963267949) translate (4.87cm 13.432cm)">
          <draw:text-box>
            <text:p text:style-name="P4"><text:span text:style-name="T1">Force(N)</text:span></text:p>
          </draw:text-box>
        </draw:frame>
        <draw:frame draw:style-name="gr9" draw:text-style-name="P6" draw:layer="layout" svg:width="7.461cm" svg:height="0.497cm" svg:x="20.387cm" svg:y="2.41cm">
          <draw:text-box>
            <text:p text:style-name="P4"><text:span text:style-name="T2">AR with haptics without obstacle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stroke-dash28" draw:style="rect" draw:dots1="1" draw:dots1-length="0.391cm" draw:distance="0.16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47.066cm" fo:page-height="25.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8T18:05:42.324430478</dc:date>
    <meta:editing-duration>PT3H20M6S</meta:editing-duration>
    <meta:editing-cycles>1</meta:editing-cycles>
    <meta:document-statistic meta:object-count="41"/>
    <meta:generator>LibreOffice/6.0.7.3$Linux_X86_64 LibreOffice_project/00m0$Build-3</meta:generator>
  </office:meta>
</office:document-meta>
</file>